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fo:color="#374151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EXPLORATORY TEST REPORT</text:span><text:span text:style-name="T2"><text:line-break/></text:span><text:span text:style-name="T3">TEST AUTHOR:<text:s/></text:span><text:span text:style-name="T4">Kamil Kwiek</text:span><text:span text:style-name="T5"><text:line-break/></text:span><text:span text:style-name="T6">DOCUMENT VERSION:<text:s/></text:span><text:span text:style-name="T7">SESSION NO. 3</text:span><text:span text:style-name="T8"><text:line-break/></text:span><text:span text:style-name="T9">TEST START AND END DATE:<text:s/></text:span><text:span text:style-name="T10">06.09.2023 START 12:30 END 14:00</text:span><text:span text:style-name="T11"><text:line-break/></text:span><text:span text:style-name="T12">SESSION DURATION:<text:s/></text:span><text:span text:style-name="T13">90 minutes</text:span><text:span text:style-name="T14"><text:line-break/></text:span><text:span text:style-name="T15">OBJECTIVE</text:span><text:span text:style-name="T16">: VERIFICATION OF THE FUNCTIONALITY OF THE CLEAR ALL BUTTON AND THE STOP BUTTON IN THE "Pomodoro Kanban" APPLICATION</text:span><text:span text:style-name="T17"><text:line-break/></text:span><text:span text:style-name="T18">APPLICATION LINK:<text:s/></text:span><text:span text:style-name="T19">"Pomodoro Kanban"<text:s/></text:span><text:a xlink:href="https://testujpl.gitlab.io/pomodoro-kanban-test/"><text:span text:style-name="T20">https://testujpl.gitlab.io/pomodoro-kanban-test/</text:span></text:a><text:span text:style-name="T21"><text:line-break/></text:span><text:span text:style-name="T22">TEST ENVIRONMENT</text:span><text:span text:style-name="T23">: Windows 10 Pro; Intel(r) Core(TM) i7-6920HQ CPU @ 2.90GHZ; 64-bit operating system.</text:span><text:span text:style-name="T24"><text:line-break/></text:span><text:span text:style-name="T25">AREA:</text:span><text:span text:style-name="T26"><text:line-break/></text:span><text:span text:style-name="T27"><text:tab/></text:span><text:span text:style-name="T28">⦁</text:span><text:span text:style-name="T29"><text:s/>VERIFICATION OF THE FUNCTIONALITY OF THE<text:s/></text:span><text:span text:style-name="T30">,,</text:span><text:span text:style-name="T31">CLEAR ALL</text:span><text:span text:style-name="T32">"</text:span><text:span text:style-name="T33"><text:s/>BUTTON.</text:span><text:span text:style-name="T34"><text:line-break/></text:span><text:span text:style-name="T35"><text:tab/></text:span><text:span text:style-name="T36">⦁</text:span><text:span text:style-name="T37"><text:s/>VERIFICATION OF THE FUNCTIONALITY OF THE<text:s/></text:span><text:span text:style-name="T38">,,</text:span><text:span text:style-name="T39">STOP</text:span><text:span text:style-name="T40">"</text:span><text:span text:style-name="T41"><text:s/>BUTTON.</text:span><text:span text:style-name="T42"><text:line-break/></text:span><text:span text:style-name="T43">WHAT WAS NOT ACCOMPLISHED DURING THE SESSION:</text:span><text:span text:style-name="T44"><text:line-break/></text:span><text:span text:style-name="T45"><text:tab/></text:span><text:span text:style-name="T46">⦁</text:span><text:span text:style-name="T47"><text:s/></text:span><text:span text:style-name="T48">VERIFICATION OF THE FUNCTIONALITY OF THE STOP BUTTON.</text:span><text:span text:style-name="T49"><text:line-break/></text:span><text:span text:style-name="T50">DEFECTS:</text:span><text:span text:style-name="T51"><text:line-break/></text:span><text:span text:style-name="T52"><text:tab/></text:span><text:span text:style-name="T53">⦁</text:span><text:span text:style-name="T54"><text:s/></text:span><text:span text:style-name="T55">The CLEAR ALL button clears tasks not only in the DONE column but also in<text:s/></text:span><text:span text:style-name="T56"><text:tab/><text:s text:c="3"/></text:span><text:span text:style-name="T57">all other columns.</text:span><text:span text:style-name="T58"><text:line-break/></text:span><text:span text:style-name="T59">STEPS TO REPRODUCE:</text:span></text:p>
      <text:list text:style-name="L2">
        <text:list-item>
          <text:p text:style-name="P2"><text:span text:style-name="T60">Go to:<text:s/></text:span><text:a xlink:href="https://testujpl.gitlab.io/pomodoro-kanban-test/"><text:span text:style-name="T61">https://testujpl.gitlab.io/pomodoro-kanban-test/</text:span></text:a><text:span text:style-name="T62"/></text:p>
        </text:list-item>
        <text:list-item>
          <text:p text:style-name="P2"><text:span text:style-name="T63">In the TODO column, create at least three tasks using the "+" button.</text:span></text:p>
        </text:list-item>
        <text:list-item>
          <text:p text:style-name="P2"><text:span text:style-name="T63">Using the "drag&amp;drop" method, move one task to the IN PROGRESS column and another task to the DONE column.</text:span></text:p>
        </text:list-item>
        <text:list-item>
          <text:p text:style-name="P2"><text:span text:style-name="T63">Click the CLEAR ALL button.</text:span></text:p>
        </text:list-item>
        <text:list-item>
          <text:p text:style-name="P2"><text:span text:style-name="T63">Notice that the content of each column has been removed.</text:span><text:span text:style-name="T64"/></text:p>
        </text:list-item>
      </text:list>
      <text:p text:style-name="P3"><text:span text:style-name="T65">EXPECTED RESULT:<text:s/></text:span><text:span text:style-name="T66">The<text:s/></text:span><text:span text:style-name="T67">,,</text:span><text:span text:style-name="T68">CLEAR ALL</text:span><text:span text:style-name="T69">"</text:span><text:span text:style-name="T70"><text:s/>button clears tasks only in the DONE column.</text:span><text:span text:style-name="T71"><text:line-break/></text:span><text:span text:style-name="T72">ACTUAL RESULT:<text:s/></text:span><text:span text:style-name="T73">The<text:s/></text:span><text:span text:style-name="T74">,,</text:span><text:span text:style-name="T75">CLEAR ALL</text:span><text:span text:style-name="T76">"</text:span><text:span text:style-name="T77"><text:s/></text:span><text:span text:style-name="T78">button clearls tasks in all columns.</text:span><text:span text:style-name="T79"><text:line-break/></text:span><text:span text:style-name="T80">FINDINGS/POTENTIAL ISSUES:<text:s/></text:span><text:span text:style-name="T81">None.</text:span></text:p>
      <text:p text:style-name="P4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